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65fc" officeooo:paragraph-rsid="000e65fc"/>
    </style:style>
    <style:style style:name="P2" style:family="paragraph" style:parent-style-name="Standard">
      <style:paragraph-properties fo:text-align="center" style:justify-single-word="false"/>
      <style:text-properties officeooo:rsid="000e65fc" officeooo:paragraph-rsid="000e65fc"/>
    </style:style>
    <style:style style:name="P3" style:family="paragraph" style:parent-style-name="Standard">
      <style:text-properties fo:font-style="italic" officeooo:rsid="000e65fc" officeooo:paragraph-rsid="000e65fc" style:font-style-asian="italic" style:font-style-complex="italic"/>
    </style:style>
    <style:style style:name="P4" style:family="paragraph" style:parent-style-name="Standard">
      <style:text-properties officeooo:rsid="000ef50f" officeooo:paragraph-rsid="000ef50f"/>
    </style:style>
    <style:style style:name="P5" style:family="paragraph" style:parent-style-name="Standard">
      <style:text-properties officeooo:rsid="00106e29" officeooo:paragraph-rsid="00106e29"/>
    </style:style>
    <style:style style:name="P6" style:family="paragraph" style:parent-style-name="Standard">
      <style:text-properties officeooo:rsid="00111823" officeooo:paragraph-rsid="00111823"/>
    </style:style>
    <style:style style:name="P7" style:family="paragraph" style:parent-style-name="Standard" style:list-style-name="L1">
      <style:text-properties officeooo:rsid="000ef50f" officeooo:paragraph-rsid="000ef50f"/>
    </style:style>
    <style:style style:name="T1" style:family="text">
      <style:text-properties officeooo:rsid="000e65fc"/>
    </style:style>
    <style:style style:name="T2" style:family="text">
      <style:text-properties officeooo:rsid="000ef50f"/>
    </style:style>
    <style:style style:name="T3" style:family="text">
      <style:text-properties officeooo:rsid="00106e29"/>
    </style:style>
    <style:style style:name="T4" style:family="text">
      <style:text-properties officeooo:rsid="00111823"/>
    </style:style>
    <style:style style:name="T5" style:family="text">
      <style:text-properties officeooo:rsid="0011eb7c"/>
    </style:style>
    <style:style style:name="T6" style:family="text">
      <style:text-properties officeooo:rsid="00138412"/>
    </style:style>
    <style:style style:name="T7" style:family="text">
      <style:text-properties officeooo:rsid="0014f6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complete <text:span text:style-name="T1">Proof </text:span>Search</text:p>
      <text:p text:style-name="P2">by Sven Nilsen, 2020</text:p>
      <text:p text:style-name="P1"/>
      <text:p text:style-name="P3">In this paper I outline an idea of incomplete proof search, based <text:span text:style-name="T2">the idea behind</text:span> Zeno’s paradoxes. <text:span text:style-name="T4">This idea can be applied to systems of reasoning that reasons about smarter versions of themselves.</text:span></text:p>
      <text:p text:style-name="P1"/>
      <text:p text:style-name="P1">Zeno’s paradoxes is perhaps some of the most famous philosophical thought experiments in history. <text:span text:style-name="T7">After</text:span> thousands of years, they still engage philosophers and computer scientists.</text:p>
      <text:p text:style-name="P1"/>
      <text:p text:style-name="P1">Instead of using Zeno-like paradoxes to argue against <text:span text:style-name="T2">some idea of e.g. motion or completion of a super-task, I would like to flip it inside out and argue from the assumption that:</text:span></text:p>
      <text:p text:style-name="P1"/>
      <text:list xml:id="list8813019719200659771" text:style-name="L1">
        <text:list-item>
          <text:p text:style-name="P7">Either the super-task is successful, or…</text:p>
        </text:list-item>
        <text:list-item>
          <text:p text:style-name="P7">… a proof that the super-task fails is found in a finite number of steps</text:p>
        </text:list-item>
      </text:list>
      <text:p text:style-name="P4"/>
      <text:p text:style-name="P4">With other words, if a negative proof is not found within a finite number of steps, then one has a proof that the super-task is successful.</text:p>
      <text:p text:style-name="P4"/>
      <text:p text:style-name="P4">For example, in the Dichotomy paradox, At<text:span text:style-name="T5">a</text:span>lanta wishes to walk to the end of <text:span text:style-name="T3">a </text:span>path. Before she gets there, she must get halfway there. <text:span text:style-name="T3">Before she can get halfway there, she must get a quarter of the way there, and so on. This generates a list of infinite tasks that must be completed.</text:span></text:p>
      <text:p text:style-name="P4"/>
      <text:p text:style-name="P5">Zeno thinks that completing an infinite list of tasks is impossible.</text:p>
      <text:p text:style-name="P5"/>
      <text:p text:style-name="P5">I on the other hand, using my assumptions, believe At<text:span text:style-name="T6">a</text:span>lanta can walk to the end of a path. There is no obstacle on the way, no matter how small, so no proof that At<text:span text:style-name="T6">a</text:span>lanta can’t walk is found. This holds no matter how many times the path is divided into sub-paths <text:span text:style-name="T6">and examined for obstacles</text:span>.</text:p>
      <text:p text:style-name="P5"/>
      <text:p text:style-name="P5">Of course, my assumptions only works on the problem when there are no infinitely small obstacles.</text:p>
      <text:p text:style-name="P5"/>
      <text:p text:style-name="P5">Apparently, this solves the paradox. Yet, it is not the reason I use a Zeno’s paradox as an example.</text:p>
      <text:p text:style-name="P4"/>
      <text:p text:style-name="P4">The problem is, one can not be absolutely sure that the super-task is successful. In order to be absolutely sure, one must have completed an infinite number of steps looking for the negative proof, hence performing a super-task on its own of theorem proving.</text:p>
      <text:p text:style-name="P4"/>
      <text:p text:style-name="P4">However, under logical uncertainty, the confidence that <text:span text:style-name="T3">the super-task is possible, increases with the number of steps I checked. No matter what the super-task is, under my assumptions, the confidence is ordered, such that the confidence after `n+1` steps is a bit higher than the confidence after `n` steps. Why? Because it means that no negative proof was found when taking that step, reducing uncertainty.</text:span></text:p>
      <text:p text:style-name="P4"/>
      <text:p text:style-name="P6">So, by choosing any finite number of steps, I can get arbitrarily confident in my conclusion.</text:p>
      <text:p text:style-name="P6"/>
      <text:p text:style-name="P6">Assuming that my maximum ability is `x` steps, I can reason about somebody who’s maximum ability is `y` where `y &gt; x`, but otherwise is identical to myself. This means that I can reason about somebody who are “smarter than” myself. <text:span text:style-name="T6">This thought experiment was my motivation of using Zeno’s paradox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23:47.536037000</meta:creation-date>
    <dc:date>2020-04-11T18:23:31.922802000</dc:date>
    <meta:editing-duration>PT12M42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7" meta:word-count="477" meta:character-count="2755" meta:non-whitespace-character-count="2297"/>
  </office:meta>
</office:document-meta>
</file>